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Heading_20_1">
      <style:text-properties officeooo:rsid="001e7635" officeooo:paragraph-rsid="001e7635"/>
    </style:style>
    <style:style style:name="P6" style:family="paragraph" style:parent-style-name="Heading_20_1">
      <style:text-properties officeooo:rsid="002805b3" officeooo:paragraph-rsid="002805b3"/>
    </style:style>
    <style:style style:name="P7" style:family="paragraph" style:parent-style-name="Heading_20_2">
      <style:text-properties officeooo:rsid="002805b3" officeooo:paragraph-rsid="002805b3"/>
    </style:style>
    <style:style style:name="P8" style:family="paragraph" style:parent-style-name="Bibliography_20_Heading">
      <style:paragraph-properties fo:break-before="page"/>
      <style:text-properties officeooo:paragraph-rsid="003cf500"/>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5"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6" text:outline-level="1">Measurement and Assessment of the Software Engineering Process</text:h>
      <text:h text:style-name="P7" text:outline-level="2">Measurement</text:h>
      <text:p text:style-name="P3">There is debate in the field of software engineering as to what measurements reflect the productivity of engineers. <text:span text:style-name="T4">Historical measurements like lines of code (LOC) or person 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LOC in assembly and … were incomparable(Fenton and Neil, 1999).</text:span></text:p>
      <text:p text:style-name="P3"/>
      <text:p text:style-name="P8">References</text:p>
      <text:p text:style-name="P4"><text:span text:style-name="Source_20_Text">Norman E. Fenton , Martin Neil </text:span><text:span text:style-name="Source_20_Text"><text:span text:style-name="T5">1999. </text:span></text:span><text:span text:style-name="Source_20_Text">Software metrics: successes, failures and new directions. Centre for Software Reliability, City University, Northampton Square, London EC1V OHB, U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07T11:41:50.467543991</dc:date>
    <meta:editing-duration>PT41M54S</meta:editing-duration>
    <meta:editing-cycles>29</meta:editing-cycles>
    <meta:generator>LibreOffice/6.0.6.2$Linux_X86_64 LibreOffice_project/00m0$Build-2</meta:generator>
    <meta:document-statistic meta:table-count="0" meta:image-count="0" meta:object-count="0" meta:page-count="2" meta:paragraph-count="8" meta:word-count="326" meta:character-count="2112" meta:non-whitespace-character-count="1793"/>
  </office:meta>
</office:document-meta>
</file>